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4.8cm"/>
    </style:style>
    <style:style style:name="co3" style:family="table-column">
      <style:table-column-properties fo:break-before="auto" style:column-width="6.576cm"/>
    </style:style>
    <style:style style:name="co4" style:family="table-column">
      <style:table-column-properties fo:break-before="auto" style:column-width="8.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style:font-size-asian="11pt" style:font-name-complex="Calibri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Marin pompier de marseille (BMPM)</text:p>
          </table:table-cell>
          <table:table-cell table:number-columns-repeated="3"/>
        </table:table-row>
        <table:table-row table:style-name="ro2">
          <table:table-cell office:value-type="string">
            <text:p>Ebénisterie EMDP</text:p>
          </table:table-cell>
          <table:table-cell/>
          <table:table-cell office:value-type="string">
            <text:p>contact@ebinisterie-emdp.fr</text:p>
          </table:table-cell>
          <table:table-cell office:value-type="string">
            <text:p>10 rue de la conception 13004, Marseille</text:p>
          </table:table-cell>
        </table:table-row>
        <table:table-row table:style-name="ro2">
          <table:table-cell office:value-type="string">
            <text:p>Ville de marseille</text:p>
          </table:table-cell>
          <table:table-cell table:number-columns-repeated="3"/>
        </table:table-row>
        <table:table-row table:style-name="ro2">
          <table:table-cell office:value-type="string">
            <text:p>Reliance RH</text:p>
          </table:table-cell>
          <table:table-cell office:value-type="string">
            <text:p>07 69 44 19 99</text:p>
          </table:table-cell>
          <table:table-cell office:value-type="string">
            <text:p>christine.donneau@reliance-rh.com</text:p>
          </table:table-cell>
          <table:table-cell office:value-type="string">
            <text:p>41 Rue de village 13006, Marseille</text:p>
          </table:table-cell>
        </table:table-row>
        <table:table-row table:style-name="ro2">
          <table:table-cell office:value-type="string">
            <text:p>Wu tao wang xue long</text:p>
          </table:table-cell>
          <table:table-cell table:number-columns-repeated="2"/>
          <table:table-cell office:value-type="string">
            <text:p>613 AVENUE DU GARLABAN 13400, Marseille</text:p>
          </table:table-cell>
        </table:table-row>
        <table:table-row table:style-name="ro2">
          <table:table-cell office:value-type="string">
            <text:p>Hermes informatique</text:p>
          </table:table-cell>
          <table:table-cell office:value-type="string">
            <text:p>04 65 01 04 60</text:p>
          </table:table-cell>
          <table:table-cell/>
          <table:table-cell office:value-type="string">
            <text:p>64 AVENUE HAIFA 13008, Marseille</text:p>
          </table:table-cell>
        </table:table-row>
        <table:table-row table:style-name="ro2">
          <table:table-cell office:value-type="string">
            <text:p>Hopital de la Timone</text:p>
          </table:table-cell>
          <table:table-cell/>
          <table:table-cell office:value-type="string">
            <text:p>celine.cardano@ap-hm.fr</text:p>
          </table:table-cell>
          <table:table-cell office:value-type="string">
            <text:p>265 RUE SAINT PIERRE 13005, Marseille</text:p>
          </table:table-cell>
        </table:table-row>
        <table:table-row table:style-name="ro1">
          <table:table-cell office:value-type="string">
            <text:p>Conseil régional</text:p>
          </table:table-cell>
          <table:table-cell table:style-name="ce2" office:value-type="string">
            <text:p><text:a xlink:href="https://www.google.com/search?client=opera-gx&amp;hs=bK8&amp;sca_esv=0734fda996d53699&amp;sxsrf=ADLYWIKes0W9hUzkF2QEl6qR_Mj9WGmYVw:1732023284503&amp;q=Hôtel+de+Région+-+Conseil+régional+de+Provence-Alpes-Côte+d%27Azur&amp;ludocid=10307905666549171671&amp;lsig=AB86z5XCPoQ8xIqF9kdTu_FWCXF5&amp;sa=X&amp;ved=2ahUKEwjW8vXEweiJAxWMcKQEHXrnJd8QoAJ6BAgdEBw&amp;biw=1404&amp;bih=858&amp;dpr=1#">04 91 57 50 57</text:a> </text:p>
          </table:table-cell>
          <table:table-cell/>
          <table:table-cell office:value-type="string">
            <text:p>27 PLACE JULES GUESDE 13481, Marseille</text:p>
          </table:table-cell>
        </table:table-row>
        <table:table-row table:style-name="ro1">
          <table:table-cell office:value-type="string">
            <text:p>Ministère de la culture</text:p>
          </table:table-cell>
          <table:table-cell/>
          <table:table-cell office:value-type="string">
            <text:p>didier.albenque@culture.gouv.fr</text:p>
          </table:table-cell>
          <table:table-cell office:value-type="string">
            <text:p>182 RUE SAINT HONORÉ 75001, Paris</text:p>
          </table:table-cell>
        </table:table-row>
        <table:table-row table:style-name="ro2">
          <table:table-cell office:value-type="string">
            <text:p>Hôtel de ville</text:p>
          </table:table-cell>
          <table:table-cell office:value-type="string">
            <text:p>04 42 74 93 15</text:p>
          </table:table-cell>
          <table:table-cell/>
          <table:table-cell table:style-name="ce3" office:value-type="string">
            <text:p><text:span text:style-name="T1">Place Jean Moulin, 13138 Berre-l'Étang </text:span></text:p>
          </table:table-cell>
        </table:table-row>
        <table:table-row table:style-name="ro2">
          <table:table-cell office:value-type="string">
            <text:p>BTP Tech</text:p>
          </table:table-cell>
          <table:table-cell table:number-columns-repeated="2"/>
          <table:table-cell office:value-type="string">
            <text:p>1 chemin de la colline st Joseph 13009, Marseille</text:p>
          </table:table-cell>
        </table:table-row>
        <table:table-row table:style-name="ro2">
          <table:table-cell office:value-type="string">
            <text:p>IHU Méditerranée</text:p>
          </table:table-cell>
          <table:table-cell table:number-columns-repeated="2"/>
          <table:table-cell office:value-type="string">
            <text:p>19-21 Bd Jean Moulin, 13005 Marseille</text:p>
          </table:table-cell>
        </table:table-row>
        <table:table-row table:style-name="ro3">
          <table:table-cell table:style-name="ce1" office:value-type="string">
            <text:p>Hopital de la Conception</text:p>
          </table:table-cell>
          <table:table-cell table:number-columns-repeated="2"/>
          <table:table-cell office:value-type="string">
            <text:p>147 Bd Baille, 13005 Marseille</text:p>
          </table:table-cell>
        </table:table-row>
        <table:table-row table:style-name="ro2">
          <table:table-cell office:value-type="string">
            <text:p>Ecodaire Marseille</text:p>
          </table:table-cell>
          <table:table-cell table:style-name="ce2" office:value-type="string">
            <text:p><text:a xlink:href="https://www.google.com/search?q=Ecodaire+Marseille&amp;client=opera-gx&amp;hs=I1S&amp;sca_esv=0734fda996d53699&amp;sxsrf=ADLYWIKSAq19B6HfHCumlmm8WLjI07BOtQ%3A1732023365803&amp;ei=RZQ8Z-naMMeLkdUPt5uvqAc&amp;ved=0ahUKEwipkdjrweiJAxXHRaQEHbfNC3UQ4dUDCA8&amp;uact=5&amp;oq=Ecodaire+Marseille&amp;gs_lp=Egxnd3Mtd2l6LXNlcnAiEkVjb2RhaXJlIE1hcnNlaWxsZTIOEC4YFhjHARgKGB4YrwEyBhAAGBYYHjIIEAAYgAQYogQyCBAAGIAEGKIEMggQABiABBiiBDIdEC4YFhjHARgKGB4YrwEYlwUY3AQY3gQY4ATYAQFIyRFQ5QVY5QVwAXgAkAEAmAGVAaABlQGqAQMwLjG4AQPIAQD4AQH4AQKYAgKgAqIBqAIQwgIHECMYJxjqAsICDRAuGMcBGCcY6gIYrwHCAhQQABiABBjjBBi0AhjpBBjqAtgBAcICGRAuGAMYtAIY5QIYxwMY6gIYjAMYjwHYAQHCAhYQABgDGLQCGOUCGOoCGIwDGI8B2AEBmAMFugYGCAEQARgBkgcDMS4xoAf7Bg&amp;sclient=gws-wiz-serp#">07 66 42 43 17</text:a> </text:p>
          </table:table-cell>
          <table:table-cell/>
          <table:table-cell office:value-type="string">
            <text:p>116 BD de la pomme, 13011 Marseille</text:p>
          </table:table-cell>
        </table:table-row>
        <table:table-row table:style-name="ro2">
          <table:table-cell office:value-type="string">
            <text:p>Fiducial Informatique</text:p>
          </table:table-cell>
          <table:table-cell table:style-name="ce2" office:value-type="string">
            <text:p><text:a xlink:href="https://www.google.com/search?client=opera-gx&amp;sca_esv=0734fda996d53699&amp;sxsrf=ADLYWIJm2WiriQP4p8j8u0xkyI-Nmo01QA:1732023693396&amp;q=Fiducial+Informatique&amp;ludocid=12127968064143733666&amp;lsig=AB86z5VyUgf53meMxwbXmCS_0OjU&amp;sa=X&amp;ved=2ahUKEwiy7PKHw-iJAxWNTKQEHcUnE9cQoAJ6BAggEBw&amp;biw=1404&amp;bih=858&amp;dpr=1#">04 37 64 71 00</text:a> </text:p>
          </table:table-cell>
          <table:table-cell/>
          <table:table-cell office:value-type="string">
            <text:p>30 rue Sergent Michel Berthet, 69009 Lyon</text:p>
          </table:table-cell>
        </table:table-row>
        <table:table-row table:style-name="ro2">
          <table:table-cell office:value-type="string">
            <text:p>Kalune digital service</text:p>
          </table:table-cell>
          <table:table-cell/>
          <table:table-cell office:value-type="string">
            <text:p>contact@kalune.fr</text:p>
          </table:table-cell>
          <table:table-cell office:value-type="string">
            <text:p>24 Av du Prado, 13006 Marseille</text:p>
          </table:table-cell>
        </table:table-row>
        <table:table-row table:style-name="ro2">
          <table:table-cell office:value-type="string">
            <text:p>Ardemis parteners</text:p>
          </table:table-cell>
          <table:table-cell table:style-name="ce2" office:value-type="string">
            <text:p><text:a xlink:href="https://www.google.com/search?q=Ardemis+parteners&amp;client=opera-gx&amp;sca_esv=0734fda996d53699&amp;biw=1404&amp;bih=858&amp;sxsrf=ADLYWIKaHua3mAg6QxjvNwnKwXlYr5lWNg%3A1732023695641&amp;ei=j5U8Z6njJvunkdUP-vGvqAs&amp;ved=0ahUKEwjp5vuIw-iJAxX7U6QEHfr4C7UQ4dUDCA8&amp;uact=5&amp;oq=Ardemis+parteners&amp;gs_lp=Egxnd3Mtd2l6LXNlcnAiEUFyZGVtaXMgcGFydGVuZXJzMgcQIxiwAhgnMg8QLhiABBgTGMcBGA0YrwEyCBAAGIAEGKIEMggQABiABBiiBDIIEAAYgAQYogQyCBAAGIAEGKIESJoLUPIDWPIDcAF4AJABAJgBnAGgAZwBqgEDMC4xuAEDyAEA-AEB-AECmAICoAKrAagCFMICBxAjGCcY6gLCAhkQLhgDGLQCGOUCGMcDGOoCGIwDGI8B2AEBwgIWEAAYAxi0AhjlAhjqAhiMAxiPAdgBAcICFBAAGIAEGOMEGLQCGOkEGOoC2AEBmAMMugYGCAEQARgLkgcDMS4xoAf1Bg&amp;sclient=gws-wiz-serp#">04 91 00 10 01</text:a> </text:p>
          </table:table-cell>
          <table:table-cell/>
          <table:table-cell office:value-type="string">
            <text:p>21 rue de Cassis, 13008 Marseille</text:p>
          </table:table-cell>
        </table:table-row>
        <table:table-row table:style-name="ro2">
          <table:table-cell office:value-type="string">
            <text:p>Artonik</text:p>
          </table:table-cell>
          <table:table-cell table:style-name="ce2" office:value-type="string">
            <text:p><text:a xlink:href="https://www.google.com/search?q=Artonik&amp;client=opera-gx&amp;sca_esv=0734fda996d53699&amp;biw=1404&amp;bih=858&amp;sxsrf=ADLYWIJXBhaCBZu2Uhponp1W77q7hIk4bw%3A1732023749275&amp;ei=xZU8Z9q9EKjW7M8Pupbu4Q0&amp;ved=0ahUKEwiatMWiw-iJAxUoK_sDHTqLO9wQ4dUDCA8&amp;uact=5&amp;oq=Artonik&amp;gs_lp=Egxnd3Mtd2l6LXNlcnAiB0FydG9uaWsyChAjGIAEGCcYigUyChAAGIAEGBQYhwIyBRAAGIAEMgoQABiABBgKGMsBMgQQABgeMggQABiABBiiBDIIEAAYgAQYogQyCBAAGIAEGKIESNEJUOEEWOEEcAF4AJABAJgBkwGgAZMBqgEDMC4xuAEDyAEA-AEB-AECmAICoAKcAagCFMICBxAjGCcY6gLCAhkQLhgDGLQCGOUCGMcDGOoCGIwDGI8B2AEBwgIWEAAYAxi0AhjlAhjqAhiMAxiPAdgBAZgDBLoGBggBEAEYC5IHAzEuMaAH8AQ&amp;sclient=gws-wiz-serp#">04 91 37 70 76</text:a> </text:p>
          </table:table-cell>
          <table:table-cell/>
          <table:table-cell office:value-type="string">
            <text:p>164 Cours Lieutaud, 13006 Marseille</text:p>
          </table:table-cell>
        </table:table-row>
        <table:table-row table:style-name="ro2">
          <table:table-cell office:value-type="string">
            <text:p>AXYN Robotique</text:p>
          </table:table-cell>
          <table:table-cell table:style-name="ce2" office:value-type="string">
            <text:p><text:a xlink:href="https://www.google.com/search?q=AXYN+Robotique&amp;client=opera-gx&amp;sca_esv=0734fda996d53699&amp;biw=1404&amp;bih=858&amp;sxsrf=ADLYWIK_2nTdzqtuQB5O5k2Qa_z7tZ8eeQ%3A1732023832377&amp;ei=GJY8Z57UFtiukdUP18OgyQE&amp;ved=0ahUKEwiewJXKw-iJAxVYV6QEHdchKBkQ4dUDCA8&amp;uact=5&amp;oq=AXYN+Robotique&amp;gs_lp=Egxnd3Mtd2l6LXNlcnAiDkFYWU4gUm9ib3RpcXVlMgoQIxiABBgnGIoFMg0QLhiABBgTGMcBGK8BMggQABgTGBYYHjIIEAAYgAQYogQyCBAAGIAEGKIEMhwQLhiABBgTGMcBGK8BGJcFGNwEGN4EGOAE2AEBSK4KUMUDWMUDcAF4AZABAJgBiwGgAYsBqgEDMC4xuAEDyAEA-AEB-AECmAICoAKZAagCE8ICBxAjGCcY6gLCAhQQABiABBjjBBi0AhjpBBjqAtgBAcICGhAuGIAEGOMEGLQCGMcBGOkEGOoCGK8B2AEBwgIZEC4YAxi0AhjlAhjHAxjqAhiMAxiPAdgBAcICFhAAGAMYtAIY5QIY6gIYjAMYjwHYAQGYAwi6BgYIARABGAGSBwMxLjGgB4sG&amp;sclient=gws-wiz-serp#">09 50 97 50 61</text:a> </text:p>
          </table:table-cell>
          <table:table-cell/>
          <table:table-cell office:value-type="string">
            <text:p>1480 Avenue d'Armenie, 13120 Gardanne</text:p>
          </table:table-cell>
        </table:table-row>
        <table:table-row table:style-name="ro2">
          <table:table-cell office:value-type="string">
            <text:p>Coorty</text:p>
          </table:table-cell>
          <table:table-cell table:number-columns-repeated="2"/>
          <table:table-cell office:value-type="string">
            <text:p>21 rue marc Donadille, 13013 Marseille</text:p>
          </table:table-cell>
        </table:table-row>
        <table:table-row table:style-name="ro2">
          <table:table-cell office:value-type="string">
            <text:p>Digiteck</text:p>
          </table:table-cell>
          <table:table-cell table:style-name="ce2" office:value-type="string">
            <text:p><text:a xlink:href="https://www.google.com/search?q=digitek&amp;client=opera-gx&amp;sca_esv=0734fda996d53699&amp;biw=1404&amp;bih=858&amp;sxsrf=ADLYWIJYJEQlz612HknX067R9AYIk-qHBw%3A1732023911984&amp;ei=Z5Y8Z6_SO7CZkdUP_Lab-QI&amp;oq=digitek&amp;gs_lp=Egxnd3Mtd2l6LXNlcnAaAhgCIgdkaWdpdGVrKgIIADIMECMYgAQYExgnGIoFMgsQLhiABBjHARivATIHEAAYgAQYCjIFEAAYgAQyBRAAGIAEMgUQABiABDINEC4YgAQYxwEYChivATIQEC4YgAQY0QMYxwEYChjLATINEC4YgAQYxwEYChivATIIEAAYgAQYywFIpBxQ4wZYlhBwAXgBkAEAmAFxoAHZBaoBAzEuNrgBAcgBAPgBAZgCCKAC-AWoAhHCAgcQIxgnGOoCwgIUEAAYgAQY4wQYtAIY6QQY6gLYAQHCAgoQIxiABBgnGIoFwgITEC4YgAQYQxioAxiZAxiKBRiLA8ICFxAuGIAEGLEDGIMBGKgDGJkDGIoFGIsDwgIaEC4YgAQYsQMY0QMY0gMYgwEYxwEYqAMYiwPCAhcQLhiABBixAxjRAxjSAxjHARioAxiLA8ICDhAAGIAEGLEDGIMBGIsDwgIREAAYgAQYsQMYgwEYigUYiwPCAgQQIxgnwgIKEAAYgAQYQxiKBcICChAuGIAEGEMYigXCAhAQABiABBixAxhDGIoFGIsDwgINEAAYgAQYQxiKBRiLA8ICDhAAGIAEGLEDGIMBGIoFwgIXEC4YgAQYsQMYpgMYxwEYqAMYiwMYrwHCAhAQLhiABBhDGMcBGIoFGK8BwgINEC4YgAQYsQMYQxiKBcICCBAAGIAEGLEDwgIOEC4YgAQYsQMYgwEYigXCAgsQABiABBixAxiDAcICEBAuGIAEGNEDGEMYxwEYigXCAhEQLhiABBixAxiDARjHARivAcICDRAAGIAEGLEDGEMYigXCAhYQLhiABBixAxjRAxhDGIMBGMcBGIoFwgIQEC4YgAQYFBjHARiHAhivAcICDhAuGIAEGMcBGI4FGK8BmAMHugYGCAEQARgBkgcDMi42oAeVdA&amp;sclient=gws-wiz-serp#">04 42 06 72 66</text:a> </text:p>
          </table:table-cell>
          <table:table-cell/>
          <table:table-cell office:value-type="string">
            <text:p>95 Bd de l'Europe, 13127 Vitrolles</text:p>
          </table:table-cell>
        </table:table-row>
        <table:table-row table:style-name="ro2">
          <table:table-cell office:value-type="string">
            <text:p>GCZDesign</text:p>
          </table:table-cell>
          <table:table-cell table:style-name="ce2" office:value-type="string">
            <text:p><text:a xlink:href="https://www.google.com/search?q=GCZDesign&amp;client=opera-gx&amp;sca_esv=0734fda996d53699&amp;biw=1404&amp;bih=858&amp;sxsrf=ADLYWILODvBrq7hCV7uWe6kQo2Bz30_XPA%3A1732023937196&amp;ei=gZY8Z-7XC9jZkdUP8sPDgQw&amp;ved=0ahUKEwiunJP8w-iJAxXYbKQEHfLhMMAQ4dUDCA8&amp;uact=5&amp;oq=GCZDesign&amp;gs_lp=Egxnd3Mtd2l6LXNlcnAiCUdDWkRlc2lnbjIEECMYJzIHEAAYgAQYDTIHEAAYgAQYDTIHEAAYgAQYDTIGEAAYDRgeMgYQABgNGB4yBhAAGA0YHjIGEAAYDRgeMgYQABgNGB4yBhAAGA0YHkixQFDrOljrOnACeACQAQCYAWSgAWSqAQMwLjG4AQPIAQD4AQH4AQKYAgOgAnCoAhTCAgcQIxgnGOoCwgIZEC4YAxi0AhjlAhjHAxjqAhiMAxiPAdgBAcICFhAAGAMYtAIY5QIY6gIYjAMYjwHYAQGYAwW6BgYIARABGAuSBwMyLjGgB8oG&amp;sclient=gws-wiz-serp#">06 36 48 68 68</text:a> </text:p>
          </table:table-cell>
          <table:table-cell/>
          <table:table-cell office:value-type="string">
            <text:p>6 rue Capazza, 13004 Marseille</text:p>
          </table:table-cell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integer-digits="1" number:grouping="true"/>
      <number:text>   </number:text>
    </number:number-style>
    <number:number-style style:name="N116">
      <number:text>-</number:text>
      <number:number number: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  </number:text>
    </number:number-style>
    <number:number-style style:name="N118">
      <number:text>-</number:text>
      <number:number number: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2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number:min-integer-digits="1" number:grouping="true"/>
      <number:text> € </number:text>
    </number:number-style>
    <number:number-style style:name="N123P2" style:volatile="true">
      <number:text> -</number:text>
      <number:number number:decimal-places="0" number:min-integer-digits="2"/>
      <number:text>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1" number:min-exponent-digits="1"/>
    </number:number-style>
    <number:date-style style:name="N128">
      <number:day number:style="long"/>
      <number:text>/</number:text>
      <number:month number:style="long"/>
      <number:text>-</number:text>
      <number:day number:style="long"/>
      <number:text>/</number:text>
      <number:month number:style="long"/>
    </number:date-style>
    <number:number-style style:name="N129">
      <number:number number:decimal-places="0" number:min-integer-digits="5"/>
    </number:number-style>
    <number:number-style style:name="N130">
      <number:number number:decimal-places="0" number:min-integer-digits="1">
        <number:embedded-text number:position="8"> </number:embedded-text>
        <number:embedded-text number:position="6"> </number:embedded-text>
        <number:embedded-text number:position="4"> </number:embedded-text>
        <number:embedded-text number:position="2"> </number:embedded-text>
      </number:number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9">19/11/2024</text:date>, <text:time>14:4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sra </meta:initial-creator>
    <meta:creation-date>2024-11-19T13:40:53.25</meta:creation-date>
    <dc:date>2024-11-19T14:48:18.98</dc:date>
    <dc:creator>nasra </dc:creator>
    <meta:editing-duration>PT1H7M19S</meta:editing-duration>
    <meta:editing-cycles>13</meta:editing-cycles>
    <meta:generator>OpenOffice/4.1.15$Win32 OpenOffice.org_project/4115m2$Build-9813</meta:generator>
    <meta:document-statistic meta:table-count="3" meta:cell-count="58" meta:object-count="0"/>
  </office:meta>
</office:document-meta>
</file>